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T3_129" style:family="text">
      <style:text-properties fo:background-color="#ffffff"/>
    </style:style>
    <style:style style:name="T3_130" style:family="text">
      <style:text-properties fo:background-color="#ffffff"/>
    </style:style>
    <style:style style:name="T3_131" style:family="text">
      <style:text-properties fo:background-color="#ffffff"/>
    </style:style>
    <style:style style:name="T3_132" style:family="text">
      <style:text-properties fo:background-color="#ffffff"/>
    </style:style>
    <style:style style:name="T3_133" style:family="text">
      <style:text-properties fo:background-color="#ffffff"/>
    </style:style>
    <style:style style:name="T3_134" style:family="text">
      <style:text-properties fo:background-color="#ffffff"/>
    </style:style>
    <style:style style:name="T3_135" style:family="text">
      <style:text-properties fo:background-color="#ffffff"/>
    </style:style>
    <style:style style:name="T3_136" style:family="text">
      <style:text-properties fo:background-color="#ffffff"/>
    </style:style>
    <style:style style:name="T3_137" style:family="text">
      <style:text-properties fo:background-color="#ffffff"/>
    </style:style>
    <style:style style:name="T3_138" style:family="text">
      <style:text-properties fo:background-color="#ffffff"/>
    </style:style>
    <style:style style:name="T3_139" style:family="text">
      <style:text-properties fo:background-color="#ffffff"/>
    </style:style>
    <style:style style:name="T3_140" style:family="text">
      <style:text-properties fo:background-color="#ffffff"/>
    </style:style>
    <style:style style:name="T3_141" style:family="text">
      <style:text-properties fo:background-color="#ffffff"/>
    </style:style>
    <style:style style:name="T3_142" style:family="text">
      <style:text-properties fo:background-color="#ffffff"/>
    </style:style>
    <style:style style:name="T3_143" style:family="text">
      <style:text-properties fo:background-color="#ffffff"/>
    </style:style>
    <style:style style:name="T3_144" style:family="text">
      <style:text-properties fo:background-color="#ffffff"/>
    </style:style>
    <style:style style:name="T3_145" style:family="text">
      <style:text-properties fo:background-color="#ffffff"/>
    </style:style>
    <style:style style:name="T3_146" style:family="text">
      <style:text-properties fo:background-color="#ffffff"/>
    </style:style>
    <style:style style:name="T3_147" style:family="text">
      <style:text-properties fo:background-color="#ffffff"/>
    </style:style>
    <style:style style:name="T3_148" style:family="text">
      <style:text-properties fo:background-color="#ffffff"/>
    </style:style>
    <style:style style:name="T3_149" style:family="text">
      <style:text-properties fo:background-color="#ffffff"/>
    </style:style>
    <style:style style:name="T3_150" style:family="text">
      <style:text-properties fo:background-color="#ffffff"/>
    </style:style>
    <style:style style:name="T3_151" style:family="text">
      <style:text-properties fo:background-color="#ffffff"/>
    </style:style>
    <style:style style:name="T3_152" style:family="text">
      <style:text-properties fo:background-color="#ffffff"/>
    </style:style>
    <style:style style:name="T3_153" style:family="text">
      <style:text-properties fo:background-color="#ffffff"/>
    </style:style>
    <style:style style:name="T3_154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T5_149" style:family="text">
      <style:text-properties fo:background-color="#ffffff"/>
    </style:style>
    <style:style style:name="T5_150" style:family="text">
      <style:text-properties fo:background-color="#ffffff"/>
    </style:style>
    <style:style style:name="T5_151" style:family="text">
      <style:text-properties fo:background-color="#ffffff"/>
    </style:style>
    <style:style style:name="T5_152" style:family="text">
      <style:text-properties fo:background-color="#ffffff"/>
    </style:style>
    <style:style style:name="T5_153" style:family="text">
      <style:text-properties fo:background-color="#ffffff"/>
    </style:style>
    <style:style style:name="T5_154" style:family="text">
      <style:text-properties fo:background-color="#ffffff"/>
    </style:style>
    <style:style style:name="T5_155" style:family="text">
      <style:text-properties fo:background-color="#ffffff"/>
    </style:style>
    <style:style style:name="T5_156" style:family="text">
      <style:text-properties fo:background-color="#ffffff"/>
    </style:style>
    <style:style style:name="T5_157" style:family="text">
      <style:text-properties fo:background-color="#ffffff"/>
    </style:style>
    <style:style style:name="T5_158" style:family="text">
      <style:text-properties fo:background-color="#ffffff"/>
    </style:style>
    <style:style style:name="T5_159" style:family="text">
      <style:text-properties fo:background-color="#ffffff"/>
    </style:style>
    <style:style style:name="T5_160" style:family="text">
      <style:text-properties fo:background-color="#ffffff"/>
    </style:style>
    <style:style style:name="T5_161" style:family="text">
      <style:text-properties fo:background-color="#ffffff"/>
    </style:style>
    <style:style style:name="T5_162" style:family="text">
      <style:text-properties fo:background-color="#ffffff"/>
    </style:style>
    <style:style style:name="T5_163" style:family="text">
      <style:text-properties fo:background-color="#ffffff"/>
    </style:style>
    <style:style style:name="T5_164" style:family="text">
      <style:text-properties fo:background-color="#ffffff"/>
    </style:style>
    <style:style style:name="T5_165" style:family="text">
      <style:text-properties fo:background-color="#ffffff"/>
    </style:style>
    <style:style style:name="T5_166" style:family="text">
      <style:text-properties fo:background-color="#ffffff"/>
    </style:style>
    <style:style style:name="T5_167" style:family="text">
      <style:text-properties fo:background-color="#ffffff"/>
    </style:style>
    <style:style style:name="T5_168" style:family="text">
      <style:text-properties fo:background-color="#ffffff"/>
    </style:style>
    <style:style style:name="T5_169" style:family="text">
      <style:text-properties fo:background-color="#ffffff"/>
    </style:style>
    <style:style style:name="T5_170" style:family="text">
      <style:text-properties fo:background-color="#ffffff"/>
    </style:style>
    <style:style style:name="T5_171" style:family="text">
      <style:text-properties fo:background-color="#ffffff"/>
    </style:style>
    <style:style style:name="T5_172" style:family="text">
      <style:text-properties fo:background-color="#ffffff"/>
    </style:style>
    <style:style style:name="T5_173" style:family="text">
      <style:text-properties fo:background-color="#ffffff"/>
    </style:style>
    <style:style style:name="T5_174" style:family="text">
      <style:text-properties fo:background-color="#ffffff"/>
    </style:style>
    <style:style style:name="T5_175" style:family="text">
      <style:text-properties fo:background-color="#ffffff"/>
    </style:style>
    <style:style style:name="T5_176" style:family="text">
      <style:text-properties fo:background-color="#ffffff"/>
    </style:style>
    <style:style style:name="T5_177" style:family="text">
      <style:text-properties fo:background-color="#ffffff"/>
    </style:style>
    <style:style style:name="T5_178" style:family="text">
      <style:text-properties fo:background-color="#ffffff"/>
    </style:style>
    <style:style style:name="T5_179" style:family="text">
      <style:text-properties fo:background-color="#ffffff"/>
    </style:style>
    <style:style style:name="T5_180" style:family="text">
      <style:text-properties fo:background-color="#ffffff"/>
    </style:style>
    <style:style style:name="T5_181" style:family="text">
      <style:text-properties fo:background-color="#ffffff"/>
    </style:style>
    <style:style style:name="T5_182" style:family="text">
      <style:text-properties fo:background-color="#ffffff"/>
    </style:style>
    <style:style style:name="T5_183" style:family="text">
      <style:text-properties fo:background-color="#ffffff"/>
    </style:style>
    <style:style style:name="T5_184" style:family="text">
      <style:text-properties fo:background-color="#ffffff"/>
    </style:style>
    <style:style style:name="T5_185" style:family="text">
      <style:text-properties fo:background-color="#ffffff"/>
    </style:style>
    <style:style style:name="T5_186" style:family="text">
      <style:text-properties fo:background-color="#ffffff"/>
    </style:style>
    <style:style style:name="T5_187" style:family="text">
      <style:text-properties fo:background-color="#ffffff"/>
    </style:style>
    <style:style style:name="T5_188" style:family="text">
      <style:text-properties fo:background-color="#ffffff"/>
    </style:style>
    <style:style style:name="T5_189" style:family="text">
      <style:text-properties fo:background-color="#ffffff"/>
    </style:style>
    <style:style style:name="T5_190" style:family="text">
      <style:text-properties fo:background-color="#ffffff"/>
    </style:style>
    <style:style style:name="T5_191" style:family="text">
      <style:text-properties fo:background-color="#ffffff"/>
    </style:style>
    <style:style style:name="T5_192" style:family="text">
      <style:text-properties fo:background-color="#ffffff"/>
    </style:style>
    <style:style style:name="T5_193" style:family="text">
      <style:text-properties fo:background-color="#ffffff"/>
    </style:style>
    <style:style style:name="T5_194" style:family="text">
      <style:text-properties fo:background-color="#ffffff"/>
    </style:style>
    <style:style style:name="T5_195" style:family="text">
      <style:text-properties fo:background-color="#ffffff"/>
    </style:style>
    <style:style style:name="T5_196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T7_157" style:family="text">
      <style:text-properties fo:background-color="#ffffff"/>
    </style:style>
    <style:style style:name="T7_158" style:family="text">
      <style:text-properties fo:background-color="#ffffff"/>
    </style:style>
    <style:style style:name="T7_159" style:family="text">
      <style:text-properties fo:background-color="#ffffff"/>
    </style:style>
    <style:style style:name="T7_160" style:family="text">
      <style:text-properties fo:background-color="#ffffff"/>
    </style:style>
    <style:style style:name="T7_161" style:family="text">
      <style:text-properties fo:background-color="#ffffff"/>
    </style:style>
    <style:style style:name="T7_162" style:family="text">
      <style:text-properties fo:background-color="#ffffff"/>
    </style:style>
    <style:style style:name="T7_163" style:family="text">
      <style:text-properties fo:background-color="#ffffff"/>
    </style:style>
    <style:style style:name="T7_164" style:family="text">
      <style:text-properties fo:background-color="#ffffff"/>
    </style:style>
    <style:style style:name="T7_165" style:family="text">
      <style:text-properties fo:background-color="#ffffff"/>
    </style:style>
    <style:style style:name="T7_166" style:family="text">
      <style:text-properties fo:background-color="#ffffff"/>
    </style:style>
    <style:style style:name="T7_167" style:family="text">
      <style:text-properties fo:background-color="#ffffff"/>
    </style:style>
    <style:style style:name="T7_168" style:family="text">
      <style:text-properties fo:background-color="#ffffff"/>
    </style:style>
    <style:style style:name="T7_169" style:family="text">
      <style:text-properties fo:background-color="#ffffff"/>
    </style:style>
    <style:style style:name="T7_170" style:family="text">
      <style:text-properties fo:background-color="#ffffff"/>
    </style:style>
    <style:style style:name="T7_171" style:family="text">
      <style:text-properties fo:background-color="#ffffff"/>
    </style:style>
    <style:style style:name="T7_172" style:family="text">
      <style:text-properties fo:background-color="#ffffff"/>
    </style:style>
    <style:style style:name="T7_173" style:family="text">
      <style:text-properties fo:background-color="#ffffff"/>
    </style:style>
    <style:style style:name="T7_174" style:family="text">
      <style:text-properties fo:background-color="#ffffff"/>
    </style:style>
    <style:style style:name="T7_175" style:family="text">
      <style:text-properties fo:background-color="#ffffff"/>
    </style:style>
    <style:style style:name="T7_176" style:family="text">
      <style:text-properties fo:background-color="#ffffff"/>
    </style:style>
    <style:style style:name="T7_177" style:family="text">
      <style:text-properties fo:background-color="#ffffff"/>
    </style:style>
    <style:style style:name="T7_178" style:family="text">
      <style:text-properties fo:background-color="#ffffff"/>
    </style:style>
    <style:style style:name="T7_179" style:family="text">
      <style:text-properties fo:background-color="#ffffff"/>
    </style:style>
    <style:style style:name="T7_180" style:family="text">
      <style:text-properties fo:background-color="#ffffff"/>
    </style:style>
    <style:style style:name="T7_181" style:family="text">
      <style:text-properties fo:background-color="#ffffff"/>
    </style:style>
    <style:style style:name="T7_182" style:family="text">
      <style:text-properties fo:background-color="#ffffff"/>
    </style:style>
    <style:style style:name="T7_183" style:family="text">
      <style:text-properties fo:background-color="#ffffff"/>
    </style:style>
    <style:style style:name="T7_184" style:family="text">
      <style:text-properties fo:background-color="#ffffff"/>
    </style:style>
    <style:style style:name="T7_185" style:family="text">
      <style:text-properties fo:background-color="#ffffff"/>
    </style:style>
    <style:style style:name="T7_186" style:family="text">
      <style:text-properties fo:background-color="#ffffff"/>
    </style:style>
    <style:style style:name="T7_187" style:family="text">
      <style:text-properties fo:background-color="#ffffff"/>
    </style:style>
    <style:style style:name="T7_188" style:family="text">
      <style:text-properties fo:background-color="#ffffff"/>
    </style:style>
    <style:style style:name="T7_189" style:family="text">
      <style:text-properties fo:background-color="#ffffff"/>
    </style:style>
    <style:style style:name="T7_190" style:family="text">
      <style:text-properties fo:background-color="#ffffff"/>
    </style:style>
    <style:style style:name="T7_191" style:family="text">
      <style:text-properties fo:background-color="#ffffff"/>
    </style:style>
    <style:style style:name="T7_192" style:family="text">
      <style:text-properties fo:background-color="#ffffff"/>
    </style:style>
    <style:style style:name="T7_193" style:family="text">
      <style:text-properties fo:background-color="#ffffff"/>
    </style:style>
    <style:style style:name="T7_194" style:family="text">
      <style:text-properties fo:background-color="#ffffff"/>
    </style:style>
    <style:style style:name="T7_195" style:family="text">
      <style:text-properties fo:background-color="#ffffff"/>
    </style:style>
    <style:style style:name="T7_196" style:family="text">
      <style:text-properties fo:background-color="#ffffff"/>
    </style:style>
    <style:style style:name="T7_197" style:family="text">
      <style:text-properties fo:background-color="#ffffff"/>
    </style:style>
    <style:style style:name="T7_198" style:family="text">
      <style:text-properties fo:background-color="#ffffff"/>
    </style:style>
    <style:style style:name="T7_199" style:family="text">
      <style:text-properties fo:background-color="#ffffff"/>
    </style:style>
    <style:style style:name="T7_200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7_1" style:family="text">
      <style:text-properties fo:color="#000000" style:font-name="Arial" style:font-name-asian="Arial" style:font-name-complex="Arial"/>
    </style:style>
    <style:style style:name="T17_2" style:family="text">
      <style:text-properties fo:color="#000000" style:font-name="Arial" style:font-name-asian="Arial" style:font-name-complex="Arial"/>
    </style:style>
    <style:style style:name="T17_3" style:family="text">
      <style:text-properties fo:color="#000000" style:font-name="Arial" style:font-name-asian="Arial" style:font-name-complex="Arial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</office:automatic-styles>
  <office:body>
    <office:text>
      <text:p text:style-name="P1"><text:bookmark-start text:name="h.j2rbxagp18i5"/><text:bookmark-end text:name="h.j2rbxagp18i5"/><text:span text:style-name="T1_1">Rohesia</text:span><text:span text:style-name="T1_2"><text:s/></text:span><text:span text:style-name="T1_3">Wills</text:span></text:p>
      <text:p text:style-name="P2"><text:span text:style-name="T2_1"><text:s/></text:span></text:p>
      <text:p text:style-name="P3"><text:span text:style-name="T3_1">You</text:span><text:span text:style-name="T3_2"><text:s/></text:span><text:span text:style-name="T3_3">are</text:span><text:span text:style-name="T3_4"><text:s/></text:span><text:span text:style-name="T3_5">Rohesia</text:span><text:span text:style-name="T3_6"><text:s/></text:span><text:span text:style-name="T3_7">Wills</text:span><text:span text:style-name="T3_8">,<text:s/></text:span><text:span text:style-name="T3_9">a</text:span><text:span text:style-name="T3_10"><text:s/></text:span><text:span text:style-name="T3_11">prostitute</text:span><text:span text:style-name="T3_12"><text:s/></text:span><text:span text:style-name="T3_13">from</text:span><text:span text:style-name="T3_14"><text:s/></text:span><text:span text:style-name="T3_15">London</text:span><text:span text:style-name="T3_16"><text:s/></text:span><text:span text:style-name="T3_17">who</text:span><text:span text:style-name="T3_18"><text:s/></text:span><text:span text:style-name="T3_19">was</text:span><text:span text:style-name="T3_20"><text:s/></text:span><text:span text:style-name="T3_21">taken</text:span><text:span text:style-name="T3_22"><text:s/></text:span><text:span text:style-name="T3_23">to</text:span><text:span text:style-name="T3_24"><text:s/></text:span><text:span text:style-name="T3_25">Luton</text:span><text:span text:style-name="T3_26"><text:s/></text:span><text:span text:style-name="T3_27">by</text:span><text:span text:style-name="T3_28"><text:s/></text:span><text:span text:style-name="T3_29">Alister</text:span><text:span text:style-name="T3_30"><text:s/></text:span><text:span text:style-name="T3_31">Rudden</text:span><text:span text:style-name="T3_32">.<text:s/></text:span><text:span text:style-name="T3_33">You</text:span><text:span text:style-name="T3_34"><text:s/></text:span><text:span text:style-name="T3_35">heard</text:span><text:span text:style-name="T3_36"><text:s/></text:span><text:span text:style-name="T3_37">the</text:span><text:span text:style-name="T3_38"><text:s/></text:span><text:span text:style-name="T3_39">other</text:span><text:span text:style-name="T3_40"><text:s/></text:span><text:span text:style-name="T3_41">girls</text:span><text:span text:style-name="T3_42"><text:s/></text:span><text:span text:style-name="T3_43">talking</text:span><text:span text:style-name="T3_44"><text:s/></text:span><text:span text:style-name="T3_45">about</text:span><text:span text:style-name="T3_46"><text:s/></text:span><text:span text:style-name="T3_47">feeling</text:span><text:span text:style-name="T3_48"><text:s/></text:span><text:span text:style-name="T3_49">a</text:span><text:span text:style-name="T3_50"><text:s/></text:span><text:span text:style-name="T3_51">little</text:span><text:span text:style-name="T3_52"><text:s/></text:span><text:span text:style-name="T3_53">poorly</text:span><text:span text:style-name="T3_54"><text:s/></text:span><text:span text:style-name="T3_55">on</text:span><text:span text:style-name="T3_56"><text:s/></text:span><text:span text:style-name="T3_57">the</text:span><text:span text:style-name="T3_58"><text:s/></text:span><text:span text:style-name="T3_59">ride</text:span><text:span text:style-name="T3_60"><text:s/></text:span><text:span text:style-name="T3_61">up</text:span><text:span text:style-name="T3_62"><text:s/></text:span><text:span text:style-name="T3_63">to</text:span><text:span text:style-name="T3_64"><text:s/></text:span><text:span text:style-name="T3_65">Luton</text:span><text:span text:style-name="T3_66">.<text:s/></text:span><text:span text:style-name="T3_67">Not</text:span><text:span text:style-name="T3_68"><text:s/></text:span><text:span text:style-name="T3_69">an</text:span><text:span text:style-name="T3_70"><text:s/></text:span><text:span text:style-name="T3_71">hour</text:span><text:span text:style-name="T3_72"><text:s/></text:span><text:span text:style-name="T3_73">after</text:span><text:span text:style-name="T3_74"><text:s/></text:span><text:span text:style-name="T3_75">you</text:span><text:span text:style-name="T3_76"><text:s/></text:span><text:span text:style-name="T3_77">arrived</text:span><text:span text:style-name="T3_78"><text:s/></text:span><text:span text:style-name="T3_79">the</text:span><text:span text:style-name="T3_80"><text:s/></text:span><text:span text:style-name="T3_81">other</text:span><text:span text:style-name="T3_82"><text:s/></text:span><text:span text:style-name="T3_83">three</text:span><text:span text:style-name="T3_84"><text:s/></text:span><text:span text:style-name="T3_85">girls</text:span><text:span text:style-name="T3_86"><text:s/></text:span><text:span text:style-name="T3_87">all</text:span><text:span text:style-name="T3_88"><text:s/></text:span><text:span text:style-name="T3_89">died</text:span><text:span text:style-name="T3_90">.<text:s/></text:span><text:span text:style-name="T3_91">You</text:span><text:span text:style-name="T3_92"><text:s/></text:span><text:span text:style-name="T3_93">haven</text:span><text:span text:style-name="T3_94">’</text:span><text:span text:style-name="T3_95">t</text:span><text:span text:style-name="T3_96"><text:s/></text:span><text:span text:style-name="T3_97">been</text:span><text:span text:style-name="T3_98"><text:s/></text:span><text:span text:style-name="T3_99">feeling</text:span><text:span text:style-name="T3_100"><text:s/></text:span><text:span text:style-name="T3_101">too</text:span><text:span text:style-name="T3_102"><text:s/></text:span><text:span text:style-name="T3_103">great</text:span><text:span text:style-name="T3_104"><text:s/></text:span><text:span text:style-name="T3_105">since</text:span><text:span text:style-name="T3_106"><text:s/></text:span><text:span text:style-name="T3_107">and</text:span><text:span text:style-name="T3_108"><text:s/></text:span><text:span text:style-name="T3_109">you</text:span><text:span text:style-name="T3_110"><text:s/></text:span><text:span text:style-name="T3_111">think</text:span><text:span text:style-name="T3_112"><text:s/></text:span><text:span text:style-name="T3_113">you</text:span><text:span text:style-name="T3_114"><text:s/></text:span><text:span text:style-name="T3_115">might</text:span><text:span text:style-name="T3_116"><text:s/></text:span><text:span text:style-name="T3_117">have</text:span><text:span text:style-name="T3_118"><text:s/></text:span><text:span text:style-name="T3_119">the</text:span><text:span text:style-name="T3_120"><text:s/></text:span><text:span text:style-name="T3_121">dreaded</text:span><text:span text:style-name="T3_122"><text:s/></text:span><text:span text:style-name="T3_123">plague</text:span><text:span text:style-name="T3_124">.<text:s/></text:span><text:span text:style-name="T3_125">Now</text:span><text:span text:style-name="T3_126"><text:s/></text:span><text:span text:style-name="T3_127">you</text:span><text:span text:style-name="T3_128"><text:s/></text:span><text:span text:style-name="T3_129">are</text:span><text:span text:style-name="T3_130"><text:s/></text:span><text:span text:style-name="T3_131">hiding</text:span><text:span text:style-name="T3_132"><text:s/></text:span><text:span text:style-name="T3_133">out</text:span><text:span text:style-name="T3_134"><text:s/></text:span><text:span text:style-name="T3_135">in</text:span><text:span text:style-name="T3_136"><text:s/></text:span><text:span text:style-name="T3_137">Luton</text:span><text:span text:style-name="T3_138"><text:s/></text:span><text:span text:style-name="T3_139">trying</text:span><text:span text:style-name="T3_140"><text:s/></text:span><text:span text:style-name="T3_141">to</text:span><text:span text:style-name="T3_142"><text:s/></text:span><text:span text:style-name="T3_143">avoid</text:span><text:span text:style-name="T3_144"><text:s/></text:span><text:span text:style-name="T3_145">Alister</text:span><text:span text:style-name="T3_146">,<text:s/></text:span><text:span text:style-name="T3_147">and</text:span><text:span text:style-name="T3_148"><text:s/></text:span><text:span text:style-name="T3_149">any</text:span><text:span text:style-name="T3_150"><text:s/></text:span><text:span text:style-name="T3_151">other</text:span><text:span text:style-name="T3_152"><text:s/></text:span><text:span text:style-name="T3_153">suspicion</text:span><text:span text:style-name="T3_154">.</text:span></text:p>
      <text:p text:style-name="P4"/>
      <text:p text:style-name="P5"><text:span text:style-name="T5_1">You</text:span><text:span text:style-name="T5_2"><text:s/></text:span><text:span text:style-name="T5_3">have</text:span><text:span text:style-name="T5_4"><text:s/></text:span><text:span text:style-name="T5_5">been</text:span><text:span text:style-name="T5_6"><text:s/></text:span><text:span text:style-name="T5_7">taken</text:span><text:span text:style-name="T5_8"><text:s/></text:span><text:span text:style-name="T5_9">in</text:span><text:span text:style-name="T5_10"><text:s/></text:span><text:span text:style-name="T5_11">by</text:span><text:span text:style-name="T5_12"><text:s/></text:span><text:span text:style-name="T5_13">Evelyn</text:span><text:span text:style-name="T5_14"><text:s/></text:span><text:span text:style-name="T5_15">Archer</text:span><text:span text:style-name="T5_16">,<text:s/></text:span><text:span text:style-name="T5_17">a</text:span><text:span text:style-name="T5_18"><text:s/></text:span><text:span text:style-name="T5_19">staunch</text:span><text:span text:style-name="T5_20"><text:s/></text:span><text:span text:style-name="T5_21">feminist</text:span><text:span text:style-name="T5_22"><text:s/></text:span><text:span text:style-name="T5_23">that</text:span><text:span text:style-name="T5_24"><text:s/></text:span><text:span text:style-name="T5_25">has</text:span><text:span text:style-name="T5_26"><text:s/></text:span><text:span text:style-name="T5_27">shown</text:span><text:span text:style-name="T5_28"><text:s/></text:span><text:span text:style-name="T5_29">kindness</text:span><text:span text:style-name="T5_30"><text:s/></text:span><text:span text:style-name="T5_31">to</text:span><text:span text:style-name="T5_32"><text:s/></text:span><text:span text:style-name="T5_33">you</text:span><text:span text:style-name="T5_34"><text:s/></text:span><text:span text:style-name="T5_35">after</text:span><text:span text:style-name="T5_36"><text:s/></text:span><text:span text:style-name="T5_37">you</text:span><text:span text:style-name="T5_38"><text:s/></text:span><text:span text:style-name="T5_39">told</text:span><text:span text:style-name="T5_40"><text:s/></text:span><text:span text:style-name="T5_41">her</text:span><text:span text:style-name="T5_42"><text:s/></text:span><text:span text:style-name="T5_43">of</text:span><text:span text:style-name="T5_44"><text:s/></text:span><text:span text:style-name="T5_45">your</text:span><text:span text:style-name="T5_46"><text:s/></text:span><text:span text:style-name="T5_47">plight</text:span><text:span text:style-name="T5_48">.<text:s/></text:span><text:span text:style-name="T5_49">You</text:span><text:span text:style-name="T5_50"><text:s/></text:span><text:span text:style-name="T5_51">have</text:span><text:span text:style-name="T5_52"><text:s/></text:span><text:span text:style-name="T5_53">invented</text:span><text:span text:style-name="T5_54"><text:s/></text:span><text:span text:style-name="T5_55">a</text:span><text:span text:style-name="T5_56"><text:s/></text:span><text:span text:style-name="T5_57">story</text:span><text:span text:style-name="T5_58"><text:s/></text:span><text:span text:style-name="T5_59">that</text:span><text:span text:style-name="T5_60"><text:s/></text:span><text:span text:style-name="T5_61">you</text:span><text:span text:style-name="T5_62"><text:s/></text:span><text:span text:style-name="T5_63">arrived</text:span><text:span text:style-name="T5_64"><text:s/></text:span><text:span text:style-name="T5_65">here</text:span><text:span text:style-name="T5_66"><text:s/></text:span><text:span text:style-name="T5_67">two</text:span><text:span text:style-name="T5_68"><text:s/></text:span><text:span text:style-name="T5_69">months</text:span><text:span text:style-name="T5_70"><text:s/></text:span><text:span text:style-name="T5_71">ago</text:span><text:span text:style-name="T5_72"><text:s/></text:span><text:span text:style-name="T5_73">to</text:span><text:span text:style-name="T5_74"><text:s/></text:span><text:span text:style-name="T5_75">throw</text:span><text:span text:style-name="T5_76"><text:s/></text:span><text:span text:style-name="T5_77">anyone</text:span><text:span text:style-name="T5_78"><text:s/></text:span><text:span text:style-name="T5_79">off</text:span><text:span text:style-name="T5_80"><text:s/></text:span><text:span text:style-name="T5_81">the</text:span><text:span text:style-name="T5_82"><text:s/></text:span><text:span text:style-name="T5_83">scent</text:span><text:span text:style-name="T5_84"><text:s/></text:span><text:span text:style-name="T5_85">who</text:span><text:span text:style-name="T5_86"><text:s/></text:span><text:span text:style-name="T5_87">may</text:span><text:span text:style-name="T5_88"><text:s/></text:span><text:span text:style-name="T5_89">be</text:span><text:span text:style-name="T5_90"><text:s/></text:span><text:span text:style-name="T5_91">looking</text:span><text:span text:style-name="T5_92"><text:s/></text:span><text:span text:style-name="T5_93">for</text:span><text:span text:style-name="T5_94"><text:s/></text:span><text:span text:style-name="T5_95">you</text:span><text:span text:style-name="T5_96">.<text:s/></text:span><text:span text:style-name="T5_97">You</text:span><text:span text:style-name="T5_98"><text:s/></text:span><text:span text:style-name="T5_99">know</text:span><text:span text:style-name="T5_100"><text:s/></text:span><text:span text:style-name="T5_101">that</text:span><text:span text:style-name="T5_102"><text:s/></text:span><text:span text:style-name="T5_103">whoever</text:span><text:span text:style-name="T5_104"><text:s/></text:span><text:span text:style-name="T5_105">was</text:span><text:span text:style-name="T5_106"><text:s/></text:span><text:span text:style-name="T5_107">involved</text:span><text:span text:style-name="T5_108"><text:s/></text:span><text:span text:style-name="T5_109">with</text:span><text:span text:style-name="T5_110"><text:s/></text:span><text:span text:style-name="T5_111">the</text:span><text:span text:style-name="T5_112"><text:s/></text:span><text:span text:style-name="T5_113">other</text:span><text:span text:style-name="T5_114"><text:s/></text:span><text:span text:style-name="T5_115">girls</text:span><text:span text:style-name="T5_116"><text:s/></text:span><text:span text:style-name="T5_117">will</text:span><text:span text:style-name="T5_118"><text:s/></text:span><text:span text:style-name="T5_119">probably</text:span><text:span text:style-name="T5_120"><text:s/></text:span><text:span text:style-name="T5_121">try</text:span><text:span text:style-name="T5_122"><text:s/></text:span><text:span text:style-name="T5_123">to</text:span><text:span text:style-name="T5_124"><text:s/></text:span><text:span text:style-name="T5_125">kill</text:span><text:span text:style-name="T5_126"><text:s/></text:span><text:span text:style-name="T5_127">you</text:span><text:span text:style-name="T5_128"><text:s/></text:span><text:span text:style-name="T5_129">if</text:span><text:span text:style-name="T5_130"><text:s/></text:span><text:span text:style-name="T5_131">they</text:span><text:span text:style-name="T5_132"><text:s/></text:span><text:span text:style-name="T5_133">find</text:span><text:span text:style-name="T5_134"><text:s/></text:span><text:span text:style-name="T5_135">who</text:span><text:span text:style-name="T5_136"><text:s/></text:span><text:span text:style-name="T5_137">you</text:span><text:span text:style-name="T5_138"><text:s/></text:span><text:span text:style-name="T5_139">are</text:span><text:span text:style-name="T5_140">.<text:s/></text:span><text:span text:style-name="T5_141">You</text:span><text:span text:style-name="T5_142"><text:s/></text:span><text:span text:style-name="T5_143">don</text:span><text:span text:style-name="T5_144">’</text:span><text:span text:style-name="T5_145">t</text:span><text:span text:style-name="T5_146"><text:s/></text:span><text:span text:style-name="T5_147">feel</text:span><text:span text:style-name="T5_148"><text:s/></text:span><text:span text:style-name="T5_149">safe</text:span><text:span text:style-name="T5_150"><text:s/></text:span><text:span text:style-name="T5_151">around</text:span><text:span text:style-name="T5_152"><text:s/></text:span><text:span text:style-name="T5_153">Wendel</text:span><text:span text:style-name="T5_154"><text:s/></text:span><text:span text:style-name="T5_155">Williams</text:span><text:span text:style-name="T5_156"><text:s/></text:span><text:span text:style-name="T5_157">and</text:span><text:span text:style-name="T5_158"><text:s/></text:span><text:span text:style-name="T5_159">you</text:span><text:span text:style-name="T5_160"><text:s/></text:span><text:span text:style-name="T5_161">feel</text:span><text:span text:style-name="T5_162"><text:s/></text:span><text:span text:style-name="T5_163">it</text:span><text:span text:style-name="T5_164">’</text:span><text:span text:style-name="T5_165">s</text:span><text:span text:style-name="T5_166"><text:s/></text:span><text:span text:style-name="T5_167">best</text:span><text:span text:style-name="T5_168"><text:s/></text:span><text:span text:style-name="T5_169">to</text:span><text:span text:style-name="T5_170"><text:s/></text:span><text:span text:style-name="T5_171">avoid</text:span><text:span text:style-name="T5_172"><text:s/></text:span><text:span text:style-name="T5_173">him</text:span><text:span text:style-name="T5_174"><text:s/></text:span><text:span text:style-name="T5_175">as</text:span><text:span text:style-name="T5_176"><text:s/></text:span><text:span text:style-name="T5_177">well</text:span><text:span text:style-name="T5_178">,<text:s/></text:span><text:span text:style-name="T5_179">despite</text:span><text:span text:style-name="T5_180"><text:s/></text:span><text:span text:style-name="T5_181">the</text:span><text:span text:style-name="T5_182"><text:s/></text:span><text:span text:style-name="T5_183">fact</text:span><text:span text:style-name="T5_184"><text:s/></text:span><text:span text:style-name="T5_185">that</text:span><text:span text:style-name="T5_186"><text:s/></text:span><text:span text:style-name="T5_187">he</text:span><text:span text:style-name="T5_188">’</text:span><text:span text:style-name="T5_189">s</text:span><text:span text:style-name="T5_190"><text:s/></text:span><text:span text:style-name="T5_191">the</text:span><text:span text:style-name="T5_192"><text:s/></text:span><text:span text:style-name="T5_193">town</text:span><text:span text:style-name="T5_194"><text:s/></text:span><text:span text:style-name="T5_195">doctor</text:span><text:span text:style-name="T5_196">.</text:span></text:p>
      <text:p text:style-name="P6"/>
      <text:p text:style-name="P7"><text:span text:style-name="T7_1">Death</text:span><text:span text:style-name="T7_2"><text:s/></text:span><text:span text:style-name="T7_3">seems</text:span><text:span text:style-name="T7_4"><text:s/></text:span><text:span text:style-name="T7_5">to</text:span><text:span text:style-name="T7_6"><text:s/></text:span><text:span text:style-name="T7_7">follow</text:span><text:span text:style-name="T7_8"><text:s/></text:span><text:span text:style-name="T7_9">you</text:span><text:span text:style-name="T7_10"><text:s/></text:span><text:span text:style-name="T7_11">everywhere</text:span><text:span text:style-name="T7_12">.<text:s/></text:span><text:span text:style-name="T7_13">In</text:span><text:span text:style-name="T7_14"><text:s/></text:span><text:span text:style-name="T7_15">the</text:span><text:span text:style-name="T7_16"><text:s/></text:span><text:span text:style-name="T7_17">last</text:span><text:span text:style-name="T7_18"><text:s/></text:span><text:span text:style-name="T7_19">few</text:span><text:span text:style-name="T7_20"><text:s/></text:span><text:span text:style-name="T7_21">days</text:span><text:span text:style-name="T7_22"><text:s/></text:span><text:span text:style-name="T7_23">you</text:span><text:span text:style-name="T7_24"><text:s/></text:span><text:span text:style-name="T7_25">met</text:span><text:span text:style-name="T7_26"><text:s/></text:span><text:span text:style-name="T7_27">a</text:span><text:span text:style-name="T7_28"><text:s/></text:span><text:span text:style-name="T7_29">very</text:span><text:span text:style-name="T7_30"><text:s/></text:span><text:span text:style-name="T7_31">old</text:span><text:span text:style-name="T7_32"><text:s/></text:span><text:span text:style-name="T7_33">man</text:span><text:span text:style-name="T7_34"><text:s/></text:span><text:span text:style-name="T7_35">called</text:span><text:span text:style-name="T7_36"><text:s/></text:span><text:span text:style-name="T7_37">Jeffry</text:span><text:span text:style-name="T7_38">.<text:s/></text:span><text:span text:style-name="T7_39">He</text:span><text:span text:style-name="T7_40"><text:s/></text:span><text:span text:style-name="T7_41">claimed</text:span><text:span text:style-name="T7_42"><text:s/></text:span><text:span text:style-name="T7_43">he</text:span><text:span text:style-name="T7_44"><text:s/></text:span><text:span text:style-name="T7_45">was</text:span><text:span text:style-name="T7_46"><text:s/></text:span><text:span text:style-name="T7_47">a</text:span><text:span text:style-name="T7_48"><text:s/></text:span><text:span text:style-name="T7_49">magical</text:span><text:span text:style-name="T7_50"><text:s/></text:span><text:span text:style-name="T7_51">gnome</text:span><text:span text:style-name="T7_52"><text:s/></text:span><text:span text:style-name="T7_53">who</text:span><text:span text:style-name="T7_54"><text:s/></text:span><text:span text:style-name="T7_55">could</text:span><text:span text:style-name="T7_56"><text:s/></text:span><text:span text:style-name="T7_57">heal</text:span><text:span text:style-name="T7_58"><text:s/></text:span><text:span text:style-name="T7_59">your</text:span><text:span text:style-name="T7_60"><text:s/></text:span><text:span text:style-name="T7_61">plague</text:span><text:span text:style-name="T7_62">.<text:s/></text:span><text:span text:style-name="T7_63">Before</text:span><text:span text:style-name="T7_64"><text:s/></text:span><text:span text:style-name="T7_65">he</text:span><text:span text:style-name="T7_66"><text:s/></text:span><text:span text:style-name="T7_67">could</text:span><text:span text:style-name="T7_68"><text:s/></text:span><text:span text:style-name="T7_69">complete</text:span><text:span text:style-name="T7_70"><text:s/></text:span><text:span text:style-name="T7_71">his</text:span><text:span text:style-name="T7_72"><text:s/></text:span><text:span text:style-name="T7_73">spell</text:span><text:span text:style-name="T7_74"><text:s/></text:span><text:span text:style-name="T7_75">though</text:span><text:span text:style-name="T7_76"><text:s/></text:span><text:span text:style-name="T7_77">his</text:span><text:span text:style-name="T7_78"><text:s/></text:span><text:span text:style-name="T7_79">age</text:span><text:span text:style-name="T7_80"><text:s/></text:span><text:span text:style-name="T7_81">took</text:span><text:span text:style-name="T7_82"><text:s/></text:span><text:span text:style-name="T7_83">him</text:span><text:span text:style-name="T7_84"><text:s/></text:span><text:span text:style-name="T7_85">and</text:span><text:span text:style-name="T7_86"><text:s/></text:span><text:span text:style-name="T7_87">he</text:span><text:span text:style-name="T7_88"><text:s/></text:span><text:span text:style-name="T7_89">died</text:span><text:span text:style-name="T7_90"><text:s/></text:span><text:span text:style-name="T7_91">in</text:span><text:span text:style-name="T7_92"><text:s/></text:span><text:span text:style-name="T7_93">your</text:span><text:span text:style-name="T7_94"><text:s/></text:span><text:span text:style-name="T7_95">arms</text:span><text:span text:style-name="T7_96">.<text:s/></text:span><text:span text:style-name="T7_97">He</text:span><text:span text:style-name="T7_98"><text:s/></text:span><text:span text:style-name="T7_99">was</text:span><text:span text:style-name="T7_100"><text:s/></text:span><text:span text:style-name="T7_101">working</text:span><text:span text:style-name="T7_102"><text:s/></text:span><text:span text:style-name="T7_103">as</text:span><text:span text:style-name="T7_104"><text:s/></text:span><text:span text:style-name="T7_105">a</text:span><text:span text:style-name="T7_106"><text:s/></text:span><text:span text:style-name="T7_107">servant</text:span><text:span text:style-name="T7_108"><text:s/></text:span><text:span text:style-name="T7_109">for</text:span><text:span text:style-name="T7_110"><text:s/></text:span><text:span text:style-name="T7_111">a</text:span><text:span text:style-name="T7_112"><text:s/></text:span><text:span text:style-name="T7_113">rich</text:span><text:span text:style-name="T7_114"><text:s/></text:span><text:span text:style-name="T7_115">traveller</text:span><text:span text:style-name="T7_116"><text:s/></text:span><text:span text:style-name="T7_117">in</text:span><text:span text:style-name="T7_118"><text:s/></text:span><text:span text:style-name="T7_119">town</text:span><text:span text:style-name="T7_120">,<text:s/></text:span><text:span text:style-name="T7_121">you</text:span><text:span text:style-name="T7_122">’</text:span><text:span text:style-name="T7_123">re</text:span><text:span text:style-name="T7_124"><text:s/></text:span><text:span text:style-name="T7_125">not</text:span><text:span text:style-name="T7_126"><text:s/></text:span><text:span text:style-name="T7_127">sure</text:span><text:span text:style-name="T7_128"><text:s/></text:span><text:span text:style-name="T7_129">who</text:span><text:span text:style-name="T7_130">,<text:s/></text:span><text:span text:style-name="T7_131">but</text:span><text:span text:style-name="T7_132"><text:s/></text:span><text:span text:style-name="T7_133">he</text:span><text:span text:style-name="T7_134"><text:s/></text:span><text:span text:style-name="T7_135">did</text:span><text:span text:style-name="T7_136"><text:s/></text:span><text:span text:style-name="T7_137">say</text:span><text:span text:style-name="T7_138"><text:s/></text:span><text:span text:style-name="T7_139">that</text:span><text:span text:style-name="T7_140"><text:s/></text:span><text:span text:style-name="T7_141">his</text:span><text:span text:style-name="T7_142"><text:s/></text:span><text:span text:style-name="T7_143">master</text:span><text:span text:style-name="T7_144"><text:s/></text:span><text:span text:style-name="T7_145">had</text:span><text:span text:style-name="T7_146"><text:s/></text:span><text:span text:style-name="T7_147">a</text:span><text:span text:style-name="T7_148"><text:s/></text:span><text:span text:style-name="T7_149">terrible</text:span><text:span text:style-name="T7_150"><text:s/></text:span><text:span text:style-name="T7_151">laudanum</text:span><text:span text:style-name="T7_152"><text:s/></text:span><text:span text:style-name="T7_153">addiction</text:span><text:span text:style-name="T7_154">.<text:s/></text:span><text:span text:style-name="T7_155">Jeffry</text:span><text:span text:style-name="T7_156"><text:s/></text:span><text:span text:style-name="T7_157">also</text:span><text:span text:style-name="T7_158"><text:s/></text:span><text:span text:style-name="T7_159">did</text:span><text:span text:style-name="T7_160"><text:s/></text:span><text:span text:style-name="T7_161">mention</text:span><text:span text:style-name="T7_162"><text:s/></text:span><text:span text:style-name="T7_163">that</text:span><text:span text:style-name="T7_164"><text:s/></text:span><text:span text:style-name="T7_165">his</text:span><text:span text:style-name="T7_166"><text:s/></text:span><text:span text:style-name="T7_167">master</text:span><text:span text:style-name="T7_168"><text:s/></text:span><text:span text:style-name="T7_169">was</text:span><text:span text:style-name="T7_170"><text:s/></text:span><text:span text:style-name="T7_171">talking</text:span><text:span text:style-name="T7_172"><text:s/></text:span><text:span text:style-name="T7_173">about</text:span><text:span text:style-name="T7_174"><text:s/></text:span><text:span text:style-name="T7_175">a</text:span><text:span text:style-name="T7_176"><text:s/></text:span><text:span text:style-name="T7_177">potionist</text:span><text:span text:style-name="T7_178"><text:s/></text:span><text:span text:style-name="T7_179">that</text:span><text:span text:style-name="T7_180"><text:s/></text:span><text:span text:style-name="T7_181">may</text:span><text:span text:style-name="T7_182"><text:s/></text:span><text:span text:style-name="T7_183">have</text:span><text:span text:style-name="T7_184"><text:s/></text:span><text:span text:style-name="T7_185">a</text:span><text:span text:style-name="T7_186"><text:s/></text:span><text:span text:style-name="T7_187">solution</text:span><text:span text:style-name="T7_188"><text:s/></text:span><text:span text:style-name="T7_189">to</text:span><text:span text:style-name="T7_190"><text:s/></text:span><text:span text:style-name="T7_191">your</text:span><text:span text:style-name="T7_192"><text:s/></text:span><text:span text:style-name="T7_193">problem</text:span><text:span text:style-name="T7_194">.<text:s/></text:span><text:span text:style-name="T7_195">Oh</text:span><text:span text:style-name="T7_196"><text:s/></text:span><text:span text:style-name="T7_197">poor</text:span><text:span text:style-name="T7_198"><text:s/></text:span><text:span text:style-name="T7_199">Jeffry</text:span><text:span text:style-name="T7_200">!</text:span></text:p>
      <text:p text:style-name="P8"/>
      <text:p text:style-name="P9"><text:span text:style-name="T9_1">You</text:span><text:span text:style-name="T9_2"><text:s/></text:span><text:span text:style-name="T9_3">heard</text:span><text:span text:style-name="T9_4"><text:s/></text:span><text:span text:style-name="T9_5">that</text:span><text:span text:style-name="T9_6"><text:s/></text:span><text:span text:style-name="T9_7">Isabel</text:span><text:span text:style-name="T9_8"><text:s/></text:span><text:span text:style-name="T9_9">was</text:span><text:span text:style-name="T9_10"><text:s/></text:span><text:span text:style-name="T9_11">looking</text:span><text:span text:style-name="T9_12"><text:s/></text:span><text:span text:style-name="T9_13">for</text:span><text:span text:style-name="T9_14"><text:s/></text:span><text:span text:style-name="T9_15">the</text:span><text:span text:style-name="T9_16"><text:s/></text:span><text:span text:style-name="T9_17">ashes</text:span><text:span text:style-name="T9_18"><text:s/></text:span><text:span text:style-name="T9_19">of</text:span><text:span text:style-name="T9_20"><text:s/></text:span><text:span text:style-name="T9_21">magical</text:span><text:span text:style-name="T9_22"><text:s/></text:span><text:span text:style-name="T9_23">beings</text:span><text:span text:style-name="T9_24"><text:s/></text:span><text:span text:style-name="T9_25">for</text:span><text:span text:style-name="T9_26"><text:s/></text:span><text:span text:style-name="T9_27">some</text:span><text:span text:style-name="T9_28"><text:s/></text:span><text:span text:style-name="T9_29">reason</text:span><text:span text:style-name="T9_30"><text:s/>(</text:span><text:span text:style-name="T9_31">this</text:span><text:span text:style-name="T9_32"><text:s/></text:span><text:span text:style-name="T9_33">whole</text:span><text:span text:style-name="T9_34"><text:s/></text:span><text:span text:style-name="T9_35">town</text:span><text:span text:style-name="T9_36"><text:s/></text:span><text:span text:style-name="T9_37">is</text:span><text:span text:style-name="T9_38"><text:s/></text:span><text:span text:style-name="T9_39">a</text:span><text:span text:style-name="T9_40"><text:s/></text:span><text:span text:style-name="T9_41">bit</text:span><text:span text:style-name="T9_42"><text:s/></text:span><text:span text:style-name="T9_43">strange</text:span><text:span text:style-name="T9_44">).<text:s/></text:span><text:span text:style-name="T9_45">You</text:span><text:span text:style-name="T9_46">’</text:span><text:span text:style-name="T9_47">re</text:span><text:span text:style-name="T9_48"><text:s/></text:span><text:span text:style-name="T9_49">not</text:span><text:span text:style-name="T9_50"><text:s/></text:span><text:span text:style-name="T9_51">sure</text:span><text:span text:style-name="T9_52"><text:s/></text:span><text:span text:style-name="T9_53">if</text:span><text:span text:style-name="T9_54"><text:s/></text:span><text:span text:style-name="T9_55">you</text:span><text:span text:style-name="T9_56"><text:s/></text:span><text:span text:style-name="T9_57">trust</text:span><text:span text:style-name="T9_58"><text:s/></text:span><text:span text:style-name="T9_59">her</text:span><text:span text:style-name="T9_60"><text:s/></text:span><text:span text:style-name="T9_61">yet</text:span><text:span text:style-name="T9_62"><text:s/></text:span><text:span text:style-name="T9_63">though</text:span><text:span text:style-name="T9_64"><text:s/></text:span><text:span text:style-name="T9_65">so</text:span><text:span text:style-name="T9_66"><text:s/></text:span><text:span text:style-name="T9_67">you</text:span><text:span text:style-name="T9_68"><text:s/></text:span><text:span text:style-name="T9_69">want</text:span><text:span text:style-name="T9_70"><text:s/></text:span><text:span text:style-name="T9_71">to</text:span><text:span text:style-name="T9_72"><text:s/></text:span><text:span text:style-name="T9_73">get</text:span><text:span text:style-name="T9_74"><text:s/></text:span><text:span text:style-name="T9_75">an</text:span><text:span text:style-name="T9_76"><text:s/></text:span><text:span text:style-name="T9_77">idea</text:span><text:span text:style-name="T9_78"><text:s/></text:span><text:span text:style-name="T9_79">of</text:span><text:span text:style-name="T9_80"><text:s/></text:span><text:span text:style-name="T9_81">what</text:span><text:span text:style-name="T9_82"><text:s/></text:span><text:span text:style-name="T9_83">kind</text:span><text:span text:style-name="T9_84"><text:s/></text:span><text:span text:style-name="T9_85">of</text:span><text:span text:style-name="T9_86"><text:s/></text:span><text:span text:style-name="T9_87">person</text:span><text:span text:style-name="T9_88"><text:s/></text:span><text:span text:style-name="T9_89">she</text:span><text:span text:style-name="T9_90"><text:s/></text:span><text:span text:style-name="T9_91">is</text:span><text:span text:style-name="T9_92"><text:s/></text:span><text:span text:style-name="T9_93">before</text:span><text:span text:style-name="T9_94"><text:s/></text:span><text:span text:style-name="T9_95">you</text:span><text:span text:style-name="T9_96"><text:s/></text:span><text:span text:style-name="T9_97">tell</text:span><text:span text:style-name="T9_98"><text:s/></text:span><text:span text:style-name="T9_99">her</text:span><text:span text:style-name="T9_100"><text:s/></text:span><text:span text:style-name="T9_101">about</text:span><text:span text:style-name="T9_102"><text:s/></text:span><text:span text:style-name="T9_103">Jeffry</text:span><text:span text:style-name="T9_104">.<text:s/></text:span><text:span text:style-name="T9_105">You</text:span><text:span text:style-name="T9_106"><text:s/></text:span><text:span text:style-name="T9_107">want</text:span><text:span text:style-name="T9_108"><text:s/></text:span><text:span text:style-name="T9_109">Jeffry</text:span><text:span text:style-name="T9_110">’</text:span><text:span text:style-name="T9_111">s</text:span><text:span text:style-name="T9_112"><text:s/></text:span><text:span text:style-name="T9_113">ashes</text:span><text:span text:style-name="T9_114"><text:s/></text:span><text:span text:style-name="T9_115">to</text:span><text:span text:style-name="T9_116"><text:s/></text:span><text:span text:style-name="T9_117">be</text:span><text:span text:style-name="T9_118"><text:s/></text:span><text:span text:style-name="T9_119">in</text:span><text:span text:style-name="T9_120"><text:s/></text:span><text:span text:style-name="T9_121">a</text:span><text:span text:style-name="T9_122"><text:s/></text:span><text:span text:style-name="T9_123">good</text:span><text:span text:style-name="T9_124"><text:s/></text:span><text:span text:style-name="T9_125">place</text:span><text:span text:style-name="T9_126"><text:s/></text:span><text:span text:style-name="T9_127">but</text:span><text:span text:style-name="T9_128"><text:s/></text:span><text:span text:style-name="T9_129">you</text:span><text:span text:style-name="T9_130">’</text:span><text:span text:style-name="T9_131">re</text:span><text:span text:style-name="T9_132"><text:s/></text:span><text:span text:style-name="T9_133">not</text:span><text:span text:style-name="T9_134"><text:s/></text:span><text:span text:style-name="T9_135">sure</text:span><text:span text:style-name="T9_136"><text:s/></text:span><text:span text:style-name="T9_137">if</text:span><text:span text:style-name="T9_138"><text:s/></text:span><text:span text:style-name="T9_139">that</text:span><text:span text:style-name="T9_140">’</text:span><text:span text:style-name="T9_141">s</text:span><text:span text:style-name="T9_142"><text:s/></text:span><text:span text:style-name="T9_143">with</text:span><text:span text:style-name="T9_144"><text:s/></text:span><text:span text:style-name="T9_145">his</text:span><text:span text:style-name="T9_146"><text:s/></text:span><text:span text:style-name="T9_147">master</text:span><text:span text:style-name="T9_148"><text:s/></text:span><text:span text:style-name="T9_149">or</text:span><text:span text:style-name="T9_150"><text:s/></text:span><text:span text:style-name="T9_151">Isabel</text:span><text:span text:style-name="T9_152">...</text:span></text:p>
      <text:p text:style-name="P10"/>
      <text:p text:style-name="P11"><text:span text:style-name="T11_1">You</text:span><text:span text:style-name="T11_2"><text:s/></text:span><text:span text:style-name="T11_3">recognise</text:span><text:span text:style-name="T11_4"><text:s/></text:span><text:span text:style-name="T11_5">some</text:span><text:span text:style-name="T11_6"><text:s/></text:span><text:span text:style-name="T11_7">other</text:span><text:span text:style-name="T11_8"><text:s/></text:span><text:span text:style-name="T11_9">characters</text:span><text:span text:style-name="T11_10"><text:s/></text:span><text:span text:style-name="T11_11">in</text:span><text:span text:style-name="T11_12"><text:s/></text:span><text:span text:style-name="T11_13">town</text:span><text:span text:style-name="T11_14">.<text:s/></text:span><text:span text:style-name="T11_15">You</text:span><text:span text:style-name="T11_16"><text:s/></text:span><text:span text:style-name="T11_17">saw</text:span><text:span text:style-name="T11_18"><text:s/></text:span><text:span text:style-name="T11_19">some</text:span><text:span text:style-name="T11_20"><text:s/></text:span><text:span text:style-name="T11_21">men</text:span><text:span text:style-name="T11_22"><text:s/></text:span><text:span text:style-name="T11_23">loading</text:span><text:span text:style-name="T11_24"><text:s/></text:span><text:span text:style-name="T11_25">the</text:span><text:span text:style-name="T11_26"><text:s/></text:span><text:span text:style-name="T11_27">bodies</text:span><text:span text:style-name="T11_28"><text:s/></text:span><text:span text:style-name="T11_29">of</text:span><text:span text:style-name="T11_30"><text:s/></text:span><text:span text:style-name="T11_31">your</text:span><text:span text:style-name="T11_32"><text:s/></text:span><text:span text:style-name="T11_33">fellow</text:span><text:span text:style-name="T11_34"><text:s/></text:span><text:span text:style-name="T11_35">girls</text:span><text:span text:style-name="T11_36"><text:s/></text:span><text:span text:style-name="T11_37">into</text:span><text:span text:style-name="T11_38"><text:s/></text:span><text:span text:style-name="T11_39">a</text:span><text:span text:style-name="T11_40"><text:s/></text:span><text:span text:style-name="T11_41">cart</text:span><text:span text:style-name="T11_42"><text:s/></text:span><text:span text:style-name="T11_43">and</text:span><text:span text:style-name="T11_44"><text:s/></text:span><text:span text:style-name="T11_45">recognised</text:span><text:span text:style-name="T11_46"><text:s/></text:span><text:span text:style-name="T11_47">Helen</text:span><text:span text:style-name="T11_48"><text:s/></text:span><text:span text:style-name="T11_49">Blythe</text:span><text:span text:style-name="T11_50"><text:s/></text:span><text:span text:style-name="T11_51">having</text:span><text:span text:style-name="T11_52"><text:s/></text:span><text:span text:style-name="T11_53">an</text:span><text:span text:style-name="T11_54"><text:s/></text:span><text:span text:style-name="T11_55">argument</text:span><text:span text:style-name="T11_56"><text:s/></text:span><text:span text:style-name="T11_57">with</text:span><text:span text:style-name="T11_58"><text:s/></text:span><text:span text:style-name="T11_59">them</text:span><text:span text:style-name="T11_60">.<text:s/></text:span></text:p>
      <text:p text:style-name="P12"/>
      <text:p text:style-name="P13"><text:span text:style-name="T13_1">You</text:span><text:span text:style-name="T13_2"><text:s/></text:span><text:span text:style-name="T13_3">also</text:span><text:span text:style-name="T13_4"><text:s/></text:span><text:span text:style-name="T13_5">recognise</text:span><text:span text:style-name="T13_6"><text:s/></text:span><text:span text:style-name="T13_7">Silas</text:span><text:span text:style-name="T13_8"><text:s/></text:span><text:span text:style-name="T13_9">Silvester</text:span><text:span text:style-name="T13_10"><text:s/></text:span><text:span text:style-name="T13_11">from</text:span><text:span text:style-name="T13_12"><text:s/></text:span><text:span text:style-name="T13_13">your</text:span><text:span text:style-name="T13_14"><text:s/></text:span><text:span text:style-name="T13_15">time</text:span><text:span text:style-name="T13_16"><text:s/></text:span><text:span text:style-name="T13_17">as</text:span><text:span text:style-name="T13_18"><text:s/></text:span><text:span text:style-name="T13_19">a</text:span><text:span text:style-name="T13_20"><text:s/></text:span><text:span text:style-name="T13_21">whore</text:span><text:span text:style-name="T13_22"><text:s/></text:span><text:span text:style-name="T13_23">in</text:span><text:span text:style-name="T13_24"><text:s/></text:span><text:span text:style-name="T13_25">London</text:span><text:span text:style-name="T13_26">.<text:s/></text:span><text:span text:style-name="T13_27">You</text:span><text:span text:style-name="T13_28"><text:s/></text:span><text:span text:style-name="T13_29">could</text:span><text:span text:style-name="T13_30"><text:s/></text:span><text:span text:style-name="T13_31">have</text:span><text:span text:style-name="T13_32"><text:s/></text:span><text:span text:style-name="T13_33">sworn</text:span><text:span text:style-name="T13_34"><text:s/></text:span><text:span text:style-name="T13_35">he</text:span><text:span text:style-name="T13_36"><text:s/></text:span><text:span text:style-name="T13_37">was</text:span><text:span text:style-name="T13_38"><text:s/></text:span><text:span text:style-name="T13_39">involved</text:span><text:span text:style-name="T13_40"><text:s/></text:span><text:span text:style-name="T13_41">in</text:span><text:span text:style-name="T13_42"><text:s/></text:span><text:span text:style-name="T13_43">a</text:span><text:span text:style-name="T13_44"><text:s/></text:span><text:span text:style-name="T13_45">rival</text:span><text:span text:style-name="T13_46"><text:s/></text:span><text:span text:style-name="T13_47">brothel</text:span><text:span text:style-name="T13_48"><text:s/></text:span><text:span text:style-name="T13_49">to</text:span><text:span text:style-name="T13_50"><text:s/></text:span><text:span text:style-name="T13_51">yours</text:span><text:span text:style-name="T13_52"><text:s/></text:span><text:span text:style-name="T13_53">but</text:span><text:span text:style-name="T13_54"><text:s/></text:span><text:span text:style-name="T13_55">he</text:span><text:span text:style-name="T13_56"><text:s/></text:span><text:span text:style-name="T13_57">seems</text:span><text:span text:style-name="T13_58"><text:s/></text:span><text:span text:style-name="T13_59">to</text:span><text:span text:style-name="T13_60"><text:s/></text:span><text:span text:style-name="T13_61">be</text:span><text:span text:style-name="T13_62"><text:s/></text:span><text:span text:style-name="T13_63">pretty</text:span><text:span text:style-name="T13_64"><text:s/></text:span><text:span text:style-name="T13_65">quiet</text:span><text:span text:style-name="T13_66"><text:s/></text:span><text:span text:style-name="T13_67">about</text:span><text:span text:style-name="T13_68"><text:s/></text:span><text:span text:style-name="T13_69">it</text:span><text:span text:style-name="T13_70"><text:s/></text:span><text:span text:style-name="T13_71">here</text:span><text:span text:style-name="T13_72"><text:s/></text:span><text:span text:style-name="T13_73">in</text:span><text:span text:style-name="T13_74"><text:s/></text:span><text:span text:style-name="T13_75">Luton</text:span><text:span text:style-name="T13_76">.</text:span></text:p>
      <text:p text:style-name="P14"/>
      <text:p text:style-name="P15"><text:span text:style-name="T15_1">It</text:span><text:span text:style-name="T15_2">’</text:span><text:span text:style-name="T15_3">s</text:span><text:span text:style-name="T15_4"><text:s/></text:span><text:span text:style-name="T15_5">not</text:span><text:span text:style-name="T15_6"><text:s/></text:span><text:span text:style-name="T15_7">going</text:span><text:span text:style-name="T15_8"><text:s/></text:span><text:span text:style-name="T15_9">to</text:span><text:span text:style-name="T15_10"><text:s/></text:span><text:span text:style-name="T15_11">be</text:span><text:span text:style-name="T15_12"><text:s/></text:span><text:span text:style-name="T15_13">easy</text:span><text:span text:style-name="T15_14"><text:s/></text:span><text:span text:style-name="T15_15">as</text:span><text:span text:style-name="T15_16"><text:s/></text:span><text:span text:style-name="T15_17">a</text:span><text:span text:style-name="T15_18"><text:s/></text:span><text:span text:style-name="T15_19">working</text:span><text:span text:style-name="T15_20"><text:s/></text:span><text:span text:style-name="T15_21">girl</text:span><text:span text:style-name="T15_22"><text:s/></text:span><text:span text:style-name="T15_23">in</text:span><text:span text:style-name="T15_24"><text:s/></text:span><text:span text:style-name="T15_25">a</text:span><text:span text:style-name="T15_26"><text:s/></text:span><text:span text:style-name="T15_27">new</text:span><text:span text:style-name="T15_28"><text:s/></text:span><text:span text:style-name="T15_29">town</text:span><text:span text:style-name="T15_30"><text:s/></text:span><text:span text:style-name="T15_31">but</text:span><text:span text:style-name="T15_32"><text:s/></text:span><text:span text:style-name="T15_33">while</text:span><text:span text:style-name="T15_34"><text:s/></text:span><text:span text:style-name="T15_35">the</text:span><text:span text:style-name="T15_36"><text:s/></text:span><text:span text:style-name="T15_37">plague</text:span><text:span text:style-name="T15_38"><text:s/></text:span><text:span text:style-name="T15_39">has</text:span><text:span text:style-name="T15_40"><text:s/></text:span><text:span text:style-name="T15_41">it</text:span><text:span text:style-name="T15_42">’</text:span><text:span text:style-name="T15_43">s</text:span><text:span text:style-name="T15_44"><text:s/></text:span><text:span text:style-name="T15_45">downsides</text:span><text:span text:style-name="T15_46">,<text:s/></text:span><text:span text:style-name="T15_47">it</text:span><text:span text:style-name="T15_48">’</text:span><text:span text:style-name="T15_49">s</text:span><text:span text:style-name="T15_50"><text:s/></text:span><text:span text:style-name="T15_51">contagious</text:span><text:span text:style-name="T15_52"><text:s/></text:span><text:span text:style-name="T15_53">nature</text:span><text:span text:style-name="T15_54"><text:s/></text:span><text:span text:style-name="T15_55">means</text:span><text:span text:style-name="T15_56"><text:s/></text:span><text:span text:style-name="T15_57">that</text:span><text:span text:style-name="T15_58"><text:s/></text:span><text:span text:style-name="T15_59">it</text:span><text:span text:style-name="T15_60"><text:s/></text:span><text:span text:style-name="T15_61">can</text:span><text:span text:style-name="T15_62"><text:s/></text:span><text:span text:style-name="T15_63">also</text:span><text:span text:style-name="T15_64"><text:s/></text:span><text:span text:style-name="T15_65">be</text:span><text:span text:style-name="T15_66"><text:s/></text:span><text:span text:style-name="T15_67">used</text:span><text:span text:style-name="T15_68"><text:s/></text:span><text:span text:style-name="T15_69">to</text:span><text:span text:style-name="T15_70"><text:s/></text:span><text:span text:style-name="T15_71">your</text:span><text:span text:style-name="T15_72"><text:s/></text:span><text:span text:style-name="T15_73">advantage</text:span><text:span text:style-name="T15_74">...</text:span></text:p>
      <text:p text:style-name="P16"/>
      <text:h text:style-name="P17" text:outline-level="10"><text:bookmark-start text:name="h.pbd33ukfqkg0"/><text:bookmark-end text:name="h.pbd33ukfqkg0"/><text:span text:style-name="T17_1">Your</text:span><text:span text:style-name="T17_2"><text:s/></text:span><text:span text:style-name="T17_3">Goals</text:span></text:h>
      <text:list text:style-name="LS1" xml:id="list0">
        <text:list-item>
          <text:p text:style-name="P18"><text:span text:style-name="T18_1">Find</text:span><text:span text:style-name="T18_2"><text:s/></text:span><text:span text:style-name="T18_3">a</text:span><text:span text:style-name="T18_4"><text:s/></text:span><text:span text:style-name="T18_5">new</text:span><text:span text:style-name="T18_6"><text:s/></text:span><text:span text:style-name="T18_7">Job</text:span><text:span text:style-name="T18_8"><text:s/></text:span><text:span text:style-name="T18_9">with</text:span><text:span text:style-name="T18_10"><text:s/></text:span><text:span text:style-name="T18_11">a</text:span><text:span text:style-name="T18_12"><text:s/></text:span><text:span text:style-name="T18_13">Luton</text:span><text:span text:style-name="T18_14"><text:s/></text:span><text:span text:style-name="T18_15">employer</text:span><text:span text:style-name="T18_16">.</text:span></text:p>
        </text:list-item>
        <text:list-item>
          <text:p text:style-name="P19"><text:span text:style-name="T19_1">Earn</text:span><text:span text:style-name="T19_2"><text:s/></text:span><text:span text:style-name="T19_3">at</text:span><text:span text:style-name="T19_4"><text:s/></text:span><text:span text:style-name="T19_5">least</text:span><text:span text:style-name="T19_6"><text:s/>2<text:s/></text:span><text:span text:style-name="T19_7">pounds</text:span></text:p>
        </text:list-item>
        <text:list-item>
          <text:p text:style-name="P20"><text:span text:style-name="T20_1">Cure</text:span><text:span text:style-name="T20_2"><text:s/></text:span><text:span text:style-name="T20_3">your</text:span><text:span text:style-name="T20_4"><text:s/></text:span><text:span text:style-name="T20_5">plague</text:span><text:span text:style-name="T20_6"><text:s/></text:span><text:span text:style-name="T20_7">but</text:span><text:span text:style-name="T20_8"><text:s/></text:span><text:span text:style-name="T20_9">make</text:span><text:span text:style-name="T20_10"><text:s/></text:span><text:span text:style-name="T20_11">sure</text:span><text:span text:style-name="T20_12"><text:s/></text:span><text:span text:style-name="T20_13">that</text:span><text:span text:style-name="T20_14"><text:s/></text:span><text:span text:style-name="T20_15">the</text:span><text:span text:style-name="T20_16"><text:s/></text:span><text:span text:style-name="T20_17">wrong</text:span><text:span text:style-name="T20_18"><text:s/></text:span><text:span text:style-name="T20_19">people</text:span><text:span text:style-name="T20_20"><text:s/></text:span><text:span text:style-name="T20_21">don</text:span><text:span text:style-name="T20_22">’</text:span><text:span text:style-name="T20_23">t</text:span><text:span text:style-name="T20_24"><text:s/></text:span><text:span text:style-name="T20_25">learn</text:span><text:span text:style-name="T20_26"><text:s/></text:span><text:span text:style-name="T20_27">of</text:span><text:span text:style-name="T20_28"><text:s/></text:span><text:span text:style-name="T20_29">it</text:span></text:p>
        </text:list-item>
        <text:list-item>
          <text:p text:style-name="P21"><text:span text:style-name="T21_1">Find</text:span><text:span text:style-name="T21_2"><text:s/></text:span><text:span text:style-name="T21_3">who</text:span><text:span text:style-name="T21_4"><text:s/></text:span><text:span text:style-name="T21_5">kidnapped</text:span><text:span text:style-name="T21_6"><text:s/></text:span><text:span text:style-name="T21_7">you</text:span><text:span text:style-name="T21_8"><text:s/></text:span><text:span text:style-name="T21_9">and</text:span><text:span text:style-name="T21_10"><text:s/></text:span><text:span text:style-name="T21_11">bring</text:span><text:span text:style-name="T21_12"><text:s/></text:span><text:span text:style-name="T21_13">evidence</text:span><text:span text:style-name="T21_14"><text:s/></text:span><text:span text:style-name="T21_15">to</text:span><text:span text:style-name="T21_16"><text:s/></text:span><text:span text:style-name="T21_17">the</text:span><text:span text:style-name="T21_18"><text:s/></text:span><text:span text:style-name="T21_19">authorities</text:span></text:p>
        </text:list-item>
        <text:list-item>
          <text:p text:style-name="P22"><text:span text:style-name="T22_1">Find</text:span><text:span text:style-name="T22_2"><text:s/></text:span><text:span text:style-name="T22_3">who</text:span><text:span text:style-name="T22_4"><text:s/></text:span><text:span text:style-name="T22_5">killed</text:span><text:span text:style-name="T22_6"><text:s/></text:span><text:span text:style-name="T22_7">the</text:span><text:span text:style-name="T22_8"><text:s/></text:span><text:span text:style-name="T22_9">Duke</text:span><text:span text:style-name="T22_10">,<text:s/></text:span><text:span text:style-name="T22_11">maybe</text:span><text:span text:style-name="T22_12"><text:s/></text:span><text:span text:style-name="T22_13">solving</text:span><text:span text:style-name="T22_14"><text:s/></text:span><text:span text:style-name="T22_15">the</text:span><text:span text:style-name="T22_16"><text:s/></text:span><text:span text:style-name="T22_17">murder</text:span><text:span text:style-name="T22_18"><text:s/></text:span><text:span text:style-name="T22_19">will</text:span><text:span text:style-name="T22_20"><text:s/></text:span><text:span text:style-name="T22_21">increase</text:span><text:span text:style-name="T22_22"><text:s/></text:span><text:span text:style-name="T22_23">your</text:span><text:span text:style-name="T22_24"><text:s/></text:span><text:span text:style-name="T22_25">standing</text:span><text:span text:style-name="T22_26"><text:s/></text:span><text:span text:style-name="T22_27">in</text:span><text:span text:style-name="T22_28"><text:s/></text:span><text:span text:style-name="T22_29">the</text:span><text:span text:style-name="T22_30"><text:s/></text:span><text:span text:style-name="T22_31">tow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